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6c4" officeooo:paragraph-rsid="001066c4"/>
    </style:style>
    <style:style style:name="P2" style:family="paragraph" style:parent-style-name="Standard">
      <style:text-properties officeooo:rsid="001123bd" officeooo:paragraph-rsid="001123bd"/>
    </style:style>
    <style:style style:name="T1" style:family="text">
      <style:text-properties officeooo:rsid="00112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VP:</text:p>
      <text:p text:style-name="P1"/>
      <text:p text:style-name="P1">3 Teile:</text:p>
      <text:p text:style-name="P1">- Einkauf</text:p>
      <text:p text:style-name="P1">- Auswertung</text:p>
      <text:p text:style-name="P1">- Gruppenverwaltung</text:p>
      <text:p text:style-name="P1"/>
      <text:p text:style-name="P1"/>
      <text:p text:style-name="P1">1) Einkauf:</text:p>
      <text:p text:style-name="P1"/>
      <text:p text:style-name="P1">==&gt; sonstige Einkäufe / andere Kosten</text:p>
      <text:p text:style-name="P1"/>
      <text:p text:style-name="P1">- <text:span text:style-name="T1">Einkäufe zu Gruppen und Personen zuordnen</text:span></text:p>
      <text:p text:style-name="P1">- Einkaufsladen auswählen</text:p>
      <text:p text:style-name="P1">- Liste eines aktuellen Einkaufes</text:p>
      <text:p text:style-name="P1">- Artikel zur Liste des Einkaufes hinzufügen</text:p>
      <text:p text:style-name="P1">- Artikelliste bearbeiten</text:p>
      <text:p text:style-name="P1">- Zusammenfassung des Einkaufes</text:p>
      <text:p text:style-name="P1">- Einkauf abschließen</text:p>
      <text:p text:style-name="P1"/>
      <text:p text:style-name="P1"/>
      <text:p text:style-name="P1">2) Auswertung:</text:p>
      <text:p text:style-name="P1">- durch Nutzer festlegbarer Zeitraum der Auswertung</text:p>
      <text:p text:style-name="P1">- monetäre Auswertungen (5)</text:p>
      <text:p text:style-name="P1"><text:tab/>- Kosten pro Zeitraum</text:p>
      <text:p text:style-name="P1"><text:tab/>- kaufhäufigkeit eines Artikels</text:p>
      <text:p text:style-name="P1"><text:tab/>- Graphen / Diagramm Darstellung</text:p>
      <text:p text:style-name="P1"><text:tab/>- <text:span text:style-name="T1">(Gruppierung / Kategorisierung nutzen – GTIN dafür nutzen)</text:span></text:p>
      <text:p text:style-name="P1"><text:tab/>- <text:span text:style-name="T1">auswertungen je Käufergruppen</text:span></text:p>
      <text:p text:style-name="P1"/>
      <text:p text:style-name="P1"/>
      <text:p text:style-name="P2">3) Gruppenverwaltung:</text:p>
      <text:p text:style-name="P2">- Gruppe anlegen</text:p>
      <text:p text:style-name="P2">- Nutzer anlegen</text:p>
      <text:p text:style-name="P2">- Gruppe verwalt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ast besprechen:</text:p>
      <text:p text:style-name="P2">Keine gruppen für artikel käufe sondern ein Array mit relavten personen pro artik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</meta:initial-creator>
    <meta:creation-date>2015-11-01T20:21:46.440799870</meta:creation-date>
    <dc:date>2015-11-01T21:00:53.171309594</dc:date>
    <dc:creator>Markus </dc:creator>
    <meta:editing-duration>PT8M46S</meta:editing-duration>
    <meta:editing-cycles>1</meta:editing-cycles>
    <meta:document-statistic meta:table-count="0" meta:image-count="0" meta:object-count="0" meta:page-count="1" meta:paragraph-count="28" meta:word-count="113" meta:character-count="764" meta:non-whitespace-character-count="673"/>
    <meta:generator>LibreOffice/4.2.8.2$Linux_X86_64 LibreOffice_project/420m0$Build-2</meta:generator>
  </office:meta>
</office:document-meta>
</file>